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Liberation Serif" svg:font-family="Liberation Serif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Absatz-Standardschriftart" style:family="text">
      <style:text-properties fo:font-size="11pt" style:font-size-asian="11pt" style:font-size-complex="11pt"/>
    </style:style>
    <style:style style:name="T3" style:parent-style-name="Absatz-Standardschriftart" style:family="text">
      <style:text-properties fo:font-size="11pt" style:font-size-asian="11pt" style:font-size-complex="11pt"/>
    </style:style>
    <style:style style:name="T4" style:parent-style-name="Absatz-Standardschriftart" style:family="text">
      <style:text-properties fo:font-size="11pt" style:font-size-asian="11pt" style:font-size-complex="11pt"/>
    </style:style>
    <style:style style:name="T5" style:parent-style-name="Absatz-Standardschriftart" style:family="text">
      <style:text-properties fo:font-size="11pt" style:font-size-asian="11pt" style:font-size-complex="11pt"/>
    </style:style>
    <style:style style:name="T6" style:parent-style-name="Absatz-Standardschriftart" style:family="text">
      <style:text-properties fo:font-size="11pt" style:font-size-asian="11pt" style:font-size-complex="11pt"/>
    </style:style>
    <style:style style:name="T7" style:parent-style-name="Absatz-Standardschriftart" style:family="text">
      <style:text-properties fo:font-size="11pt" style:font-size-asian="11pt" style:font-size-complex="11pt"/>
    </style:style>
    <style:style style:name="T8" style:parent-style-name="Absatz-Standardschriftart" style:family="text">
      <style:text-properties fo:font-size="11pt" style:font-size-asian="11pt" style:font-size-complex="11pt"/>
    </style:style>
    <style:style style:name="T9" style:parent-style-name="Absatz-Standardschriftart" style:family="text">
      <style:text-properties fo:font-size="11pt" style:font-size-asian="11pt" style:font-size-complex="11pt"/>
    </style:style>
    <style:style style:name="T10" style:parent-style-name="Absatz-Standardschriftart" style:family="text">
      <style:text-properties fo:font-size="11pt" style:font-size-asian="11pt" style:font-size-complex="11pt"/>
    </style:style>
    <style:style style:name="P11" style:parent-style-name="Standard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/>
    </style:style>
    <style:style style:name="T12" style:parent-style-name="Absatz-Standardschriftart" style:family="text">
      <style:text-properties fo:font-weight="bold" style:font-weight-asian="bold" style:font-weight-complex="bold"/>
    </style:style>
    <style:style style:name="T13" style:parent-style-name="Absatz-Standardschriftart" style:family="text">
      <style:text-properties style:text-underline-type="single" style:text-underline-style="solid" style:text-underline-width="auto" style:text-underline-mode="continuous"/>
    </style:style>
    <style:style style:name="P14" style:parent-style-name="Standard" style:family="paragraph">
      <style:text-properties fo:font-weight="bold" style:font-weight-asian="bold" style:font-weight-complex="bold"/>
    </style:style>
    <style:style style:name="T15" style:parent-style-name="Absatz-Standardschriftart" style:family="text">
      <style:text-properties fo:font-weight="bold" style:font-weight-asian="bold" style:font-weight-complex="bold"/>
    </style:style>
    <style:style style:name="P16" style:parent-style-name="Standard" style:family="paragraph">
      <style:text-properties fo:font-weight="bold" style:font-weight-asian="bold" style:font-weight-complex="bold"/>
    </style:style>
    <style:style style:name="T17" style:parent-style-name="Absatz-Standardschriftart" style:family="text">
      <style:text-properties fo:font-weight="bold" style:font-weight-asian="bold" style:font-weight-complex="bold"/>
    </style:style>
    <style:style style:name="P18" style:parent-style-name="Standard" style:family="paragraph">
      <style:paragraph-properties fo:margin-left="1.4687in">
        <style:tab-stops/>
      </style:paragraph-properties>
    </style:style>
    <style:style style:name="P19" style:parent-style-name="Standard" style:family="paragraph">
      <style:text-properties fo:font-weight="bold" style:font-weight-asian="bold" style:font-weight-complex="bold"/>
    </style:style>
    <style:style style:name="T20" style:parent-style-name="Absatz-Standardschriftart" style:family="text">
      <style:text-properties fo:font-weight="bold" style:font-weight-asian="bold" style:font-weight-complex="bold"/>
    </style:style>
    <style:style style:name="T21" style:parent-style-name="Absatz-Standardschriftart" style:family="text">
      <style:text-properties style:text-underline-type="single" style:text-underline-style="solid" style:text-underline-width="auto" style:text-underline-mode="continuous"/>
    </style:style>
    <style:style style:name="T22" style:parent-style-name="Absatz-Standardschriftart" style:family="text">
      <style:text-properties style:text-underline-type="single" style:text-underline-style="solid" style:text-underline-width="auto" style:text-underline-mode="continuous"/>
    </style:style>
    <style:style style:name="T23" style:parent-style-name="Absatz-Standardschriftart" style:family="text">
      <style:text-properties style:text-underline-type="single" style:text-underline-style="solid" style:text-underline-width="auto" style:text-underline-mode="continuous"/>
    </style:style>
    <style:style style:name="P24" style:parent-style-name="Standard" style:family="paragraph">
      <style:text-properties fo:font-weight="bold" style:font-weight-asian="bold" style:font-weight-complex="bold"/>
    </style:style>
    <style:style style:family="graphic" style:name="a0">
      <style:graphic-properties style:wrap="run-through" style:run-through="foreground" draw:fill="none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">
      <style:graphic-properties style:wrap="run-through" style:run-through="foreground" draw:fill="none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">
      <style:graphic-properties style:wrap="run-through" style:run-through="foreground" draw:fill="none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">
      <style:graphic-properties style:wrap="run-through" style:run-through="foreground" draw:fill="none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4">
      <style:graphic-properties style:wrap="run-through" style:run-through="foreground" draw:fill="none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text:span text:style-name="T2">Lebenslauf</text:span><text:span text:style-name="T3"><text:s/>Leon Rudolph</text:span><text:span text:style-name="T4"><text:tab/></text:span><text:span text:style-name="T5"><text:tab/></text:span><text:span text:style-name="T6"><text:s text:c="35"/></text:span><text:span text:style-name="T7"><text:tab/></text:span><text:span text:style-name="T8"><text:tab/></text:span><text:span text:style-name="T9"><text:tab/><text:s text:c="11"/></text:span><text:span text:style-name="T10"><text:s/>lrudolph@hotmail.de</text:span></text:p>
      <text:p text:style-name="Standard"/>
      <text:p text:style-name="P11">Lebenslauf</text:p>
      <text:p text:style-name="Standard"/>
      <text:p text:style-name="Standard"><text:span text:style-name="T12">PERSÖHNLICHE DATEN</text:span></text:p>
      <text:p text:style-name="Standard"><text:span text:style-name="T13"><draw:connector draw:type="line" svg:x1="0.02717in" svg:y1="0.04921in" svg:x2="6.68342in" svg:y2="0.04921in" draw:z-index="251658240" draw:id="id0" draw:style-name="a0" draw:name="Form1" text:anchor-type="paragraph"><svg:title/><svg:desc/></draw:connector></text:span></text:p>
      <text:p text:style-name="Standard">Name<text:tab/><text:tab/><text:tab/>Leon Rudolph</text:p>
      <text:p text:style-name="Standard">Anschrift<text:tab/><text:tab/>Schillerstr.<text:s/>27</text:p>
      <text:p text:style-name="Standard"><text:tab/><text:tab/><text:tab/>14929 Treuenbrietzen</text:p>
      <text:p text:style-name="Standard">Telefon<text:tab/><text:tab/>0173 1691896</text:p>
      <text:p text:style-name="Standard">E-Mail<text:tab/><text:tab/><text:tab/><text:a xlink:href="mailto:lrudolph@hotmail.de" office:target-frame-name="_top" xlink:show="replace">lrudolph</text:a><text:a xlink:href="mailto:lrudolph@hotmail.de" office:target-frame-name="_top" xlink:show="replace">@hotmail.de</text:a></text:p>
      <text:p text:style-name="Standard">Geburtsdatum, -ort<text:tab/>19.04.2000 in Bad Belzig</text:p>
      <text:p text:style-name="Standard"/>
      <text:p text:style-name="P14">BILDUNGSWEG</text:p>
      <text:p text:style-name="Standard"><text:span text:style-name="T15"><draw:connector draw:type="line" svg:x1="-0.02362in" svg:y1="0.04724in" svg:x2="6.89166in" svg:y2="0.04724in" draw:z-index="251659264" draw:id="id1" draw:style-name="a1" draw:name="Form2" text:anchor-type="paragraph"><svg:title/><svg:desc/></draw:connector></text:span></text:p>
      <text:p text:style-name="Standard">07/2018<text:tab/><text:tab/>voraussichtlich: Abitur mit gutem Erfolg</text:p>
      <text:p text:style-name="Standard">08/2012 – 07/2018<text:tab/>Gymnasium am Burgwall in Treuenbrietzen</text:p>
      <text:p text:style-name="Standard"><text:tab/><text:tab/><text:tab/>Lieblingsfächer: Englisch, Mathe, Informatik</text:p>
      <text:p text:style-name="Standard">09/2006 – 07/2012<text:tab/>Grundschule "Albert-Schweitzer" in Treuenbrietzen</text:p>
      <text:p text:style-name="Standard"/>
      <text:p text:style-name="P16">PRAXISERFAHRUNG</text:p>
      <text:p text:style-name="Standard"><text:span text:style-name="T17"><draw:connector draw:type="line" svg:x1="-0.02362in" svg:y1="0.04724in" svg:x2="6.89166in" svg:y2="0.04724in" draw:z-index="2" draw:id="id2" draw:style-name="a2" draw:name="Form3" text:anchor-type="paragraph"><svg:title/><svg:desc/></draw:connector></text:span></text:p>
      <text:p text:style-name="Standard">05/2015<text:tab/><text:tab/>Zweiwöchiges Schulpraktikum beim<text:s/>Bundesverwaltungsgericht in der<text:s/><text:tab/><text:tab/><text:tab/><text:tab/>technischen Verwaltung bzw. der Systembetreuung</text:p>
      <text:p text:style-name="P18">Aufgaben: Installation von<text:s/>Joomla, Linux und Samba. Arbeiten an<text:s/>Servern<text:s/>mithilfe von<text:s/>Remote-Control</text:p>
      <text:p text:style-name="Standard"/>
      <text:p text:style-name="P19">KENNTNISSE UND FÄHIGKEITEN</text:p>
      <text:p text:style-name="Standard"><text:span text:style-name="T20"><draw:connector draw:type="line" svg:x1="-0.02362in" svg:y1="0.03457in" svg:x2="6.89166in" svg:y2="0.01929in" draw:z-index="3" draw:id="id3" draw:style-name="a3" draw:name="Form4" text:anchor-type="paragraph"><svg:title/><svg:desc/></draw:connector></text:span></text:p>
      <text:p text:style-name="Standard"><text:span text:style-name="T21">Sprachkenntnisse</text:span><text:tab/>Englisch: gut,<text:s/>Level B2</text:p>
      <text:p text:style-name="Standard"><text:tab/><text:tab/><text:tab/>Französisch: Grundkenntnisse,<text:s/>Level A1</text:p>
      <text:p text:style-name="Standard"/>
      <text:p text:style-name="Standard"><text:span text:style-name="T22">Computerkenntnisse</text:span><text:s text:c="3"/>Umgang mit Serverumgebung</text:p>
      <text:p text:style-name="Standard"><text:tab/><text:tab/><text:tab/>Grundkenntnisse in: Python, C#, C++, Android, SQL</text:p>
      <text:p text:style-name="Standard"><text:tab/><text:tab/><text:tab/>gute Kenntnisse in: Java</text:p>
      <text:p text:style-name="Standard"><text:tab/><text:tab/><text:tab/>Umgang mit Linux, Remoteverbindung</text:p>
      <text:p text:style-name="Standard"/>
      <text:p text:style-name="Standard"><text:span text:style-name="T23">Sonstiges</text:span><text:tab/><text:tab/>Führerschein der Klasse B</text:p>
      <text:p text:style-name="Standard">seit 05/2017</text:p>
      <text:p text:style-name="Standard"/>
      <text:p text:style-name="P24">HOBBYS UND INTERESSEN</text:p>
      <text:p text:style-name="Standard"><draw:connector draw:type="line" svg:x1="-0.02362in" svg:y1="0.09571in" svg:x2="6.89166in" svg:y2="0.06654in" draw:z-index="4" draw:id="id4" draw:style-name="a4" draw:name="Form5" text:anchor-type="paragraph"><svg:title/><svg:desc/></draw:connector></text:p>
      <text:p text:style-name="Standard">Programmieren, Nachhilfeunterricht in Mathe und Englisch für Freunde, spazieren gehen</text:p>
      <text:p text:style-name="Standard"/>
      <text:p text:style-name="Standard"/>
      <text:p text:style-name="Standard"/>
      <text:p text:style-name="Standard">Treuenbrietzen,<text:s/>30.06.2018</text:p>
      <text:p text:style-name="Standard"/>
      <text:p text:style-name="Standard">Leon Rudolph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Liberation Serif" svg:font-family="Liberation Serif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02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de" style:country-asian="DE" style:language-complex="ar" style:country-complex="SA" style:text-combine="none" fo:hyphenate="true"/>
    </style:default-style>
    <style:style style:name="Überschrift3" style:display-name="Überschrift 3" style:family="paragraph" style:parent-style-name="Heading" style:next-style-name="Textbody" style:default-outline-level="3">
      <style:paragraph-properties fo:margin-top="0.0972in"/>
      <style:text-properties style:font-name="Liberation Serif" style:font-name-asian="Segoe UI" fo:font-weight="bold" style:font-weight-asian="bold" style:font-weight-complex="bold" fo:hyphenate="false"/>
    </style: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Beschriftung" style:display-name="Beschriftung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Sprechblasentext" style:display-name="Sprechblasentext" style:family="paragraph" style:parent-style-name="Standard">
      <style:text-properties style:font-name="Segoe UI" style:font-name-complex="Segoe UI" fo:font-size="9pt" style:font-size-asian="9pt" style:font-size-complex="9pt" fo:hyphenate="false"/>
    </style:style>
    <style:style style:name="SprechblasentextZchn" style:display-name="Sprechblasentext Zchn" style:family="text" style:parent-style-name="Absatz-Standardschriftart">
      <style:text-properties style:font-name="Segoe UI" style:font-name-complex="Segoe UI" fo:font-size="9pt" style:font-size-asian="9pt" style:font-size-complex="9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3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Leon Rudolph</dc:creator>
    <meta:creation-date>2009-04-16T11:32:00Z</meta:creation-date>
    <dc:date>2018-07-01T14:36:00Z</dc:date>
    <meta:print-date>2018-06-04T16:42:00Z</meta:print-date>
    <meta:template xlink:href="Normal.dotm" xlink:type="simple"/>
    <meta:editing-cycles>19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page-count="1" meta:paragraph-count="2" meta:word-count="185" meta:character-count="1351" meta:row-count="9" meta:non-whitespace-character-count="1168"/>
  </office:meta>
</office:document-meta>
</file>